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Pictures/1000000100000439000000C690B8F04D.png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Author"/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ción"/>Introducción<text:bookmark-end text:name="introducción"/></text:h>
      <text:p text:style-name="First_20_paragraph">Contenido del documento…</text:p>
      <text:h text:style-name="Heading_20_2" text:outline-level="2"><text:bookmark-start text:name="segunda-sección"/>Segunda sección<text:bookmark-end text:name="segunda-sección"/></text:h>
      <text:p text:style-name="First_20_paragraph">Contenido de la segunda sección…</text:p>
      <text:p>Hola qué tal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system" style:font-pitch="variable" style:name="Arial1" svg:font-family="Arial"/>
    <style:font-face style:font-family-generic="system" style:font-pitch="variable" style:name="Cambria Math" svg:font-family="'Cambria Math'"/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name="Mangal" svg:font-family="Mangal"/>
    <style:font-face style:font-family-generic="system" style:font-pitch="variable" style:name="Mangal1" svg:font-family="Mangal"/>
    <style:font-face style:font-family-generic="system" style:font-pitch="variable" style:name="Microsoft YaHei" svg:font-family="'Microsoft YaHei'"/>
    <style:font-face style:font-charset="x-symbol" style:name="OpenSymbol" svg:font-family="OpenSymbol"/>
    <style:font-face style:font-family-generic="system" style:font-pitch="variable" style:name="SimSun" svg:font-family="SimSun"/>
    <style:font-face style:font-family-generic="roman" style:font-pitch="variable" style:name="Times New Roman" svg:font-family="'Times New Roman'"/>
    <style:font-face style:font-family-generic="system" style:font-pitch="variable" style:name="Times New Roman1" svg:font-family="'Times New Roman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tyle:writing-mode="lr-tb" svg:stroke-color="#3465a4" fo:wrap-option="no-wrap"/>
      <style:paragraph-properties style:font-independent-line-spacing="false" style:line-break="strict" style:text-autospace="ideograph-alpha" loext:tab-stop-distance="0cm">
        <style:tab-stops/>
      </style:paragraph-properties>
      <style:text-properties style:country-asian="CN" style:country-complex="IN" style:font-name="Liberation Serif" style:font-name-asian="SimSun" style:font-name-complex="Mangal1" style:font-size-asian="10.5pt" style:font-size-complex="12pt" style:language-asian="zh" style:language-complex="hi" style:letter-kerning="true" style:use-window-font-color="true" fo:country="ES" fo:font-size="12pt" fo:language="es" loext:opacity="0%"/>
    </style:default-style>
    <style:default-style style:family="paragraph">
      <style:paragraph-properties style:line-break="strict" style:punctuation-wrap="hanging" style:tab-stop-distance="1.249cm" style:text-autospace="ideograph-alpha" style:writing-mode="lr-tb" fo:hyphenation-keep="auto" fo:hyphenation-ladder-count="no-limit" fo:orphans="2" fo:widows="2" loext:hyphenation-keep-type="column"/>
      <style:text-properties style:country-asian="CN" style:country-complex="IN" style:font-name="Liberation Serif" style:font-name-asian="SimSun" style:font-name-complex="Mangal1" style:font-size-asian="10.5pt" style:font-size-complex="12pt" style:language-asian="zh" style:language-complex="hi" style:letter-kerning="true" style:use-window-font-color="true" fo:country="ES" fo:font-size="12pt" fo:hyphenate="false" fo:hyphenation-push-char-count="2" fo:hyphenation-remain-char-count="2" fo:language="es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auto-text-indent="false" style:contextual-spacing="false" style:justify-single-word="false" fo:margin-bottom="0.3cm" fo:margin-top="0.3cm" fo:orphans="2" fo:text-align="justify" fo:text-indent="0cm" fo:widows="2">
        <style:tab-stops/>
      </style:paragraph-properties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Microsoft YaHei'" style:font-family-complex="Mangal" style:font-family-generic="swiss" style:font-family-generic-asian="system" style:font-family-generic-complex="system" style:font-name="Liberation Sans" style:font-name-asian="Microsoft YaHei" style:font-name-complex="Mangal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20%" fo:margin-bottom="0.247cm" fo:margin-top="0cm"/>
    </style:style>
    <style:style style:class="list" style:family="paragraph" style:name="List" style:parent-style-name="Text_20_body">
      <style:text-properties style:font-family-complex="Mangal" style:font-name-complex="Mangal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Mangal" style:font-name-complex="Mangal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" style:font-size-asian="12pt"/>
    </style:style>
    <style:style style:class="text" style:default-outline-level="2" style:display-name="Heading 2" style:family="paragraph" style:name="Heading_20_2" style:next-style-name="Text_20_body" style:parent-style-name="Heading">
      <style:paragraph-properties style:contextual-spacing="false" style:justify-single-word="false" fo:margin-bottom="0cm" fo:margin-top="0cm" fo:text-align="justify"/>
      <style:text-properties style:font-family-generic="swiss" style:font-name="Arial" style:font-pitch="variable" style:font-size-asian="12pt" style:font-size-complex="12pt" style:font-weight-asian="bold" style:font-weight-complex="bold" fo:font-family="Arial" fo:font-size="12pt" fo:font-weight="bold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text" style:default-outline-level="1" style:display-name="Heading 1" style:family="paragraph" style:name="Heading_20_1" style:next-style-name="Text_20_body" style:parent-style-name="Heading">
      <loext:graphic-properties draw:fill="none" draw:fill-color="#729fcf"/>
      <style:paragraph-properties style:auto-text-indent="false" style:contextual-spacing="false" style:justify-single-word="false" fo:background-color="transparent" fo:keep-with-next="always" fo:margin-bottom="0cm" fo:margin-left="1.3cm" fo:margin-right="0cm" fo:margin-top="0cm" fo:text-align="justify" fo:text-indent="-1.3cm">
        <style:tab-stops/>
      </style:paragraph-properties>
      <style:text-properties style:font-family-generic="swiss" style:font-name="Arial" style:font-pitch="variable" style:font-size-asian="14pt" style:font-size-complex="14pt" style:font-weight-asian="bold" style:font-weight-complex="bold" fo:country="ES" fo:font-family="Arial" fo:font-size="14pt" fo:font-weight="bold" fo:language="es"/>
    </style:style>
    <style:style style:class="text" style:default-outline-level="3" style:display-name="Heading 3" style:family="paragraph" style:name="Heading_20_3" style:next-style-name="Text_20_body" style:parent-style-name="Heading">
      <style:paragraph-properties style:contextual-spacing="false" style:justify-single-word="false" fo:margin-bottom="0cm" fo:margin-top="0.3cm" fo:text-align="justify"/>
      <style:text-properties style:font-family-generic="swiss" style:font-name="Arial" style:font-pitch="variable" style:font-size-asian="10pt" style:font-size-complex="10pt" style:font-weight-asian="bold" style:font-weight-complex="bold" fo:font-family="Arial" fo:font-size="11pt" fo:font-weight="bold"/>
    </style:style>
    <style:style style:class="index" style:display-name="Index Heading" style:family="paragraph" style:name="Index_20_Heading" style:parent-style-name="Heading">
      <style:paragraph-properties style:auto-text-indent="false" text:line-number="0" text:number-lines="false" fo:margin-left="0cm" fo:margin-right="0cm" fo:text-indent="0cm"/>
      <style:text-properties style:font-size-asian="16pt" style:font-size-complex="16pt" style:font-weight-asian="bold" style:font-weight-complex="bold" fo:font-size="16pt" fo:font-weight="bold"/>
    </style:style>
    <style:style style:class="index" style:display-name="Contents Heading" style:family="paragraph" style:name="Contents_20_Heading" style:parent-style-name="Heading">
      <style:paragraph-properties style:auto-text-indent="false" style:justify-single-word="false" text:line-number="0" text:number-lines="false" fo:margin-left="0cm" fo:margin-right="0cm" fo:text-align="center" fo:text-indent="0cm"/>
      <style:text-properties style:font-size-asian="16pt" style:font-size-complex="16pt" style:font-weight-asian="bold" style:font-weight-complex="bold" fo:font-size="16pt" fo:font-weight="bold"/>
    </style:style>
    <style:style style:class="index" style:display-name="Contents 1" style:family="paragraph" style:name="Contents_20_1" style:parent-style-name="Index">
      <style:paragraph-properties style:auto-text-indent="false" fo:margin-left="0cm" fo:margin-right="0cm" fo:text-indent="0cm">
        <style:tab-stops>
          <style:tab-stop style:leader-style="dotted" style:leader-text="." style:position="17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style:auto-text-indent="false" fo:margin-left="0.499cm" fo:margin-right="0cm" fo:text-indent="0cm">
        <style:tab-stops>
          <style:tab-stop style:leader-style="dotted" style:leader-text="." style:position="16.501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style:auto-text-indent="false" fo:margin-left="0.998cm" fo:margin-right="0cm" fo:text-indent="0cm">
        <style:tab-stops>
          <style:tab-stop style:leader-style="dotted" style:leader-text="." style:position="16.002cm" style:type="right"/>
        </style:tab-stops>
      </style:paragraph-properties>
    </style:style>
    <style:style style:default-outline-level="" style:family="paragraph" style:name="DocumentMap">
      <style:paragraph-properties style:justify-single-word="false" style:vertical-align="auto" fo:orphans="2" fo:text-align="start" fo:widows="2"/>
      <style:text-properties style:country-asian="ES" style:country-complex="SA" style:font-family-asian="'Cambria Math'" style:font-family-complex="'Times New Roman'" style:font-family-generic="roman" style:font-family-generic-asian="system" style:font-family-generic-complex="system" style:font-name="Times New Roman" style:font-name-asian="Cambria Math" style:font-name-complex="Times New Roman1" style:font-pitch="variable" style:font-pitch-asian="variable" style:font-pitch-complex="variable" style:font-size-asian="10pt" style:font-size-complex="10pt" style:language-asian="es" style:language-complex="ar" fo:country="ES" fo:font-family="'Times New Roman'" fo:font-size="10pt" fo:language="es"/>
    </style:style>
    <style:style style:class="extra" style:family="paragraph" style:name="Footnote" style:parent-style-name="Standard"/>
    <style:style style:class="text" style:default-outline-level="4" style:display-name="Heading 4" style:family="paragraph" style:name="Heading_20_4" style:next-style-name="Text_20_body" style:parent-style-name="Heading">
      <style:paragraph-properties style:contextual-spacing="false" fo:margin-bottom="0.212cm" fo:margin-top="0.212cm"/>
      <style:text-properties style:font-size-asian="95%" style:font-size-complex="95%" style:font-style-asian="italic" style:font-style-complex="italic" style:font-weight-asian="bold" style:font-weight-complex="bold" fo:font-size="9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paragraph-properties style:contextual-spacing="false" fo:margin-bottom="0.106cm" fo:margin-top="0.212cm"/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paragraph-properties style:contextual-spacing="false" fo:margin-bottom="0.106cm" fo:margin-top="0.106cm"/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7" style:display-name="Heading 7" style:family="paragraph" style:name="Heading_20_7" style:next-style-name="Text_20_body" style:parent-style-name="Heading">
      <style:paragraph-properties style:contextual-spacing="false" fo:margin-bottom="0.106cm" fo:margin-top="0.106cm"/>
      <style:text-properties style:font-size-asian="80%" style:font-size-complex="80%" style:font-weight-asian="bold" style:font-weight-complex="bold" fo:font-size="80%" fo:font-weight="bold"/>
    </style:style>
    <style:style style:class="text" style:default-outline-level="8" style:display-name="Heading 8" style:family="paragraph" style:name="Heading_20_8" style:next-style-name="Text_20_body" style:parent-style-name="Heading">
      <style:paragraph-properties style:contextual-spacing="false" fo:margin-bottom="0.106cm" fo:margin-top="0.106cm"/>
      <style:text-properties style:font-size-asian="80%" style:font-size-complex="80%" style:font-style-asian="italic" style:font-style-complex="italic" style:font-weight-asian="bold" style:font-weight-complex="bold" fo:font-size="80%" fo:font-style="italic" fo:font-weight="bold"/>
    </style:style>
    <style:style style:class="text" style:default-outline-level="9" style:display-name="Heading 9" style:family="paragraph" style:name="Heading_20_9" style:next-style-name="Text_20_body" style:parent-style-name="Heading">
      <style:paragraph-properties style:contextual-spacing="false" fo:margin-bottom="0.106cm" fo:margin-top="0.106cm"/>
      <style:text-properties style:font-size-asian="75%" style:font-size-complex="75%" style:font-weight-asian="bold" style:font-weight-complex="bold" fo:font-size="75%" fo:font-weight="bold"/>
    </style:style>
    <style:style style:class="text" style:default-outline-level="10" style:display-name="Heading 10" style:family="paragraph" style:name="Heading_20_10" style:next-style-name="Text_20_body" style:parent-style-name="Heading">
      <style:paragraph-properties style:contextual-spacing="false" fo:margin-bottom="0.106cm" fo:margin-top="0.106cm"/>
      <style:text-properties style:font-size-asian="75%" style:font-size-complex="75%" style:font-weight-asian="bold" style:font-weight-complex="bold" fo:font-size="75%" fo:font-weight="bold"/>
    </style:style>
    <style:style style:class="chapter" style:family="paragraph" style:name="Title" style:next-style-name="Text_20_body" style:parent-style-name="Heading">
      <style:paragraph-properties style:justify-single-word="false" fo:text-align="center"/>
      <style:text-properties style:font-size-asian="28pt" style:font-size-complex="28pt" style:font-weight-asian="bold" style:font-weight-complex="bold" fo:font-size="28pt" fo:font-weight="bold"/>
    </style:style>
    <style:style style:class="chapter" style:family="paragraph" style:name="Subtitle" style:next-style-name="Text_20_body" style:parent-style-name="Heading">
      <style:paragraph-properties style:contextual-spacing="false" style:justify-single-word="false" fo:margin-bottom="0.212cm" fo:margin-top="0.106cm" fo:text-align="center"/>
      <style:text-properties style:font-size-asian="18pt" style:font-size-complex="18pt" fo:font-size="18pt"/>
    </style:style>
    <style:style style:family="paragraph" style:master-page-name="" style:name="Pagebreak" style:parent-style-name="Standard">
      <style:paragraph-properties style:page-number="auto" fo:break-before="page"/>
    </style:style>
    <style:style style:display-name="Numbering Symbols" style:family="text" style:name="Numbering_20_Symbols"/>
    <style:style style:display-name="Internet link" style:family="text" style:name="Internet_20_link">
      <style:text-properties style:country-asian="none" style:country-complex="none" style:language-asian="zxx" style:language-complex="zxx" style:text-underline-color="font-color" style:text-underline-style="solid" style:text-underline-width="auto" fo:color="#000080" loext:opacity="100%"/>
    </style:style>
    <style:style style:display-name="Index Link" style:family="text" style:name="Index_20_Link"/>
    <style:style style:display-name="Default Paragraph Font" style:family="text" style:name="Default_20_Paragraph_20_Font"/>
    <style:style style:display-name="Título 1 Car" style:family="text" style:name="Título_20_1_20_Car" style:parent-style-name="Default_20_Paragraph_20_Font">
      <style:text-properties style:font-family-complex="Arial" style:font-family-generic-complex="system" style:font-name-complex="Arial1" style:font-pitch-complex="variable" style:font-size-asian="14pt" style:font-size-complex="14pt" style:font-weight-asian="bold" style:rfc-language-tag="es-ES-u-co-trad" fo:color="#000080" fo:country="ES" fo:font-size="14pt" fo:font-variant="small-caps" fo:font-weight="bold" fo:language="es" loext:opacity="100%"/>
    </style:style>
    <style:style style:display-name="Título 2 Car" style:family="text" style:name="Título_20_2_20_Car" style:parent-style-name="Default_20_Paragraph_20_Font">
      <style:text-properties style:font-family-complex="Arial" style:font-family-generic-complex="system" style:font-name-complex="Arial1" style:font-pitch-complex="variable" style:font-size-asian="14pt" style:font-size-complex="14pt" style:font-style-complex="italic" style:font-weight-asian="bold" style:rfc-language-tag="es-ES-u-co-trad" fo:color="#000080" fo:country="ES" fo:font-size="14pt" fo:font-variant="small-caps" fo:font-weight="bold" fo:language="es" loext:opacity="100%"/>
    </style:style>
    <style:style style:display-name="Título 3 Car" style:family="text" style:name="Título_20_3_20_Car" style:parent-style-name="Default_20_Paragraph_20_Font">
      <style:text-properties style:font-family-complex="Arial" style:font-family-generic-complex="system" style:font-name-complex="Arial1" style:font-pitch-complex="variable" style:font-style-complex="italic" style:font-weight-asian="bold" style:rfc-language-tag="es-ES-u-co-trad" fo:color="#000080" fo:country="ES" fo:font-weight="bold" fo:language="es" loext:opacity="100%"/>
    </style:style>
    <style:style style:display-name="Título 4 Car" style:family="text" style:name="Título_20_4_20_Car" style:parent-style-name="Default_20_Paragraph_20_Font">
      <style:text-properties style:font-family-complex="Arial" style:font-family-generic-complex="system" style:font-name-complex="Arial1" style:font-pitch-complex="variable" style:font-size-asian="14pt" style:font-size-complex="14pt" style:font-style-asian="italic" style:font-style-complex="italic" style:font-weight-asian="bold" style:rfc-language-tag="es-ES-u-co-trad" fo:color="#000080" fo:country="ES" fo:font-size="14pt" fo:font-style="italic" fo:font-weight="bold" fo:language="es" loext:opacity="100%"/>
    </style:style>
    <style:style style:display-name="Título 5 Car" style:family="text" style:name="Título_20_5_20_Car" style:parent-style-name="Default_20_Paragraph_20_Font">
      <style:text-properties style:font-family-complex="Arial" style:font-family-generic-complex="system" style:font-name-complex="Arial1" style:font-pitch-complex="variable" style:font-style-asian="italic" style:font-style-complex="italic" style:rfc-language-tag="es-ES-u-co-trad" fo:color="#000080" fo:country="ES" fo:font-style="italic" fo:language="es" loext:opacity="100%"/>
    </style:style>
    <style:style style:display-name="Título 6 Car" style:family="text" style:name="Título_20_6_20_Car" style:parent-style-name="Default_20_Paragraph_20_Font">
      <style:text-properties style:font-size-asian="11pt" style:font-size-complex="11pt" style:font-weight-asian="bold" fo:font-size="11pt" fo:font-weight="bold"/>
    </style:style>
    <style:style style:display-name="Título 7 Car" style:family="text" style:name="Título_20_7_20_Car" style:parent-style-name="Default_20_Paragraph_20_Font">
      <style:text-properties style:font-size-asian="12pt" style:font-size-complex="12pt" fo:font-size="12pt"/>
    </style:style>
    <style:style style:display-name="Título 8 Car" style:family="text" style:name="Título_20_8_20_Car" style:parent-style-name="Default_20_Paragraph_20_Font">
      <style:text-properties style:font-size-asian="12pt" style:font-size-complex="12pt" style:font-style-asian="italic" style:font-style-complex="italic" fo:font-size="12pt" fo:font-style="italic"/>
    </style:style>
    <style:style style:display-name="Título 9 Car" style:family="text" style:name="Título_20_9_20_Car" style:parent-style-name="Default_20_Paragraph_20_Font">
      <style:text-properties style:font-family-complex="Arial" style:font-family-generic-complex="system" style:font-name-complex="Arial1" style:font-pitch-complex="variable" style:font-size-asian="11pt" style:font-size-complex="11pt" fo:font-size="11pt"/>
    </style:style>
    <style:style style:display-name="ListLabel 1" style:family="text" style:name="ListLabel_20_1">
      <style:text-properties style:font-family-complex="'Times New Roman'" style:font-family-generic-complex="system" style:font-name-complex="Times New Roman1" style:font-pitch-complex="variable" fo:font-size="14pt" fo:font-weight="bold"/>
    </style:style>
    <style:style style:display-name="ListLabel 2" style:family="text" style:name="ListLabel_20_2">
      <style:text-properties style:font-family-complex="'Times New Roman'" style:font-family-generic-complex="system" style:font-name-complex="Times New Roman1" style:font-pitch-complex="variable"/>
    </style:style>
    <style:style style:display-name="ListLabel 3" style:family="text" style:name="ListLabel_20_3">
      <style:text-properties style:font-family-complex="'Times New Roman'" style:font-family-generic-complex="system" style:font-name-complex="Times New Roman1" style:font-pitch-complex="variable"/>
    </style:style>
    <style:style style:display-name="ListLabel 4" style:family="text" style:name="ListLabel_20_4">
      <style:text-properties style:font-family-complex="'Times New Roman'" style:font-family-generic-complex="system" style:font-name-complex="Times New Roman1" style:font-pitch-complex="variable"/>
    </style:style>
    <style:style style:display-name="ListLabel 5" style:family="text" style:name="ListLabel_20_5">
      <style:text-properties style:font-family-complex="'Times New Roman'" style:font-family-generic-complex="system" style:font-name-complex="Times New Roman1" style:font-pitch-complex="variable"/>
    </style:style>
    <style:style style:display-name="ListLabel 6" style:family="text" style:name="ListLabel_20_6">
      <style:text-properties style:font-family-complex="'Times New Roman'" style:font-family-generic-complex="system" style:font-name-complex="Times New Roman1" style:font-pitch-complex="variable"/>
    </style:style>
    <style:style style:display-name="ListLabel 7" style:family="text" style:name="ListLabel_20_7">
      <style:text-properties style:font-family-complex="'Times New Roman'" style:font-family-generic-complex="system" style:font-name-complex="Times New Roman1" style:font-pitch-complex="variable"/>
    </style:style>
    <style:style style:display-name="ListLabel 8" style:family="text" style:name="ListLabel_20_8">
      <style:text-properties style:font-family-complex="'Times New Roman'" style:font-family-generic-complex="system" style:font-name-complex="Times New Roman1" style:font-pitch-complex="variable"/>
    </style:style>
    <style:style style:display-name="ListLabel 9" style:family="text" style:name="ListLabel_20_9">
      <style:text-properties style:font-family-complex="'Times New Roman'" style:font-family-generic-complex="system" style:font-name-complex="Times New Roman1" style:font-pitch-complex="variable"/>
    </style:style>
    <style:style style:display-name="ListLabel 10" style:family="text" style:name="ListLabel_20_10">
      <style:text-properties style:font-family-complex="'Times New Roman'" style:font-family-generic-complex="system" style:font-name-complex="Times New Roman1" style:font-pitch-complex="variable"/>
    </style:style>
    <style:style style:display-name="ListLabel 11" style:family="text" style:name="ListLabel_20_11">
      <style:text-properties style:font-family-complex="'Times New Roman'" style:font-family-generic-complex="system" style:font-name-complex="Times New Roman1" style:font-pitch-complex="variable"/>
    </style:style>
    <style:style style:display-name="ListLabel 12" style:family="text" style:name="ListLabel_20_12">
      <style:text-properties style:font-family-complex="'Times New Roman'" style:font-family-generic-complex="system" style:font-name-complex="Times New Roman1" style:font-pitch-complex="variable"/>
    </style:style>
    <style:style style:display-name="ListLabel 13" style:family="text" style:name="ListLabel_20_13">
      <style:text-properties style:font-family-complex="'Times New Roman'" style:font-family-generic-complex="system" style:font-name-complex="Times New Roman1" style:font-pitch-complex="variable"/>
    </style:style>
    <style:style style:display-name="ListLabel 14" style:family="text" style:name="ListLabel_20_14">
      <style:text-properties style:font-family-complex="'Times New Roman'" style:font-family-generic-complex="system" style:font-name-complex="Times New Roman1" style:font-pitch-complex="variable"/>
    </style:style>
    <style:style style:display-name="ListLabel 15" style:family="text" style:name="ListLabel_20_15">
      <style:text-properties style:font-family-complex="'Times New Roman'" style:font-family-generic-complex="system" style:font-name-complex="Times New Roman1" style:font-pitch-complex="variable"/>
    </style:style>
    <style:style style:display-name="ListLabel 16" style:family="text" style:name="ListLabel_20_16">
      <style:text-properties style:font-family-complex="'Times New Roman'" style:font-family-generic-complex="system" style:font-name-complex="Times New Roman1" style:font-pitch-complex="variable"/>
    </style:style>
    <style:style style:display-name="ListLabel 17" style:family="text" style:name="ListLabel_20_17">
      <style:text-properties style:font-family-complex="'Times New Roman'" style:font-family-generic-complex="system" style:font-name-complex="Times New Roman1" style:font-pitch-complex="variable"/>
    </style:style>
    <style:style style:display-name="ListLabel 18" style:family="text" style:name="ListLabel_20_18">
      <style:text-properties style:font-family-complex="'Times New Roman'" style:font-family-generic-complex="system" style:font-name-complex="Times New Roman1" style:font-pitch-complex="variable"/>
    </style:style>
    <style:style style:display-name="Texto nota pie Car" style:family="text" style:name="Texto_20_nota_20_pie_20_Car" style:parent-style-name="Default_20_Paragraph_20_Font">
      <style:text-properties style:font-size-asian="8pt" fo:font-size="8pt"/>
    </style:style>
    <style:style style:display-name="Footnote anchor" style:family="text" style:name="Footnote_20_anchor">
      <style:text-properties style:text-position="super 58%"/>
    </style:style>
    <style:style style:display-name="Footnote Characters" style:family="text" style:name="Footnote_20_Characters">
      <style:text-properties style:text-position="super 58%"/>
    </style:style>
    <style:style style:display-name="ListLabel 19" style:family="text" style:name="ListLabel_20_19">
      <style:text-properties style:font-family-complex="'Times New Roman'" style:font-family-generic-complex="system" style:font-name-complex="Times New Roman1" style:font-pitch-complex="variable" fo:font-size="12pt"/>
    </style:style>
    <style:style style:display-name="ListLabel 20" style:family="text" style:name="ListLabel_20_20">
      <style:text-properties style:font-family-complex="'Times New Roman'" style:font-family-generic-complex="system" style:font-name-complex="Times New Roman1" style:font-pitch-complex="variable"/>
    </style:style>
    <style:style style:display-name="ListLabel 21" style:family="text" style:name="ListLabel_20_21">
      <style:text-properties style:font-family-complex="'Times New Roman'" style:font-family-generic-complex="system" style:font-name-complex="Times New Roman1" style:font-pitch-complex="variable"/>
    </style:style>
    <style:style style:display-name="ListLabel 22" style:family="text" style:name="ListLabel_20_22">
      <style:text-properties style:font-family-complex="'Times New Roman'" style:font-family-generic-complex="system" style:font-name-complex="Times New Roman1" style:font-pitch-complex="variable"/>
    </style:style>
    <style:style style:display-name="ListLabel 23" style:family="text" style:name="ListLabel_20_23">
      <style:text-properties style:font-family-complex="'Times New Roman'" style:font-family-generic-complex="system" style:font-name-complex="Times New Roman1" style:font-pitch-complex="variable"/>
    </style:style>
    <style:style style:display-name="ListLabel 24" style:family="text" style:name="ListLabel_20_24">
      <style:text-properties style:font-family-complex="'Times New Roman'" style:font-family-generic-complex="system" style:font-name-complex="Times New Roman1" style:font-pitch-complex="variable"/>
    </style:style>
    <style:style style:display-name="ListLabel 25" style:family="text" style:name="ListLabel_20_25">
      <style:text-properties style:font-family-complex="'Times New Roman'" style:font-family-generic-complex="system" style:font-name-complex="Times New Roman1" style:font-pitch-complex="variable"/>
    </style:style>
    <style:style style:display-name="ListLabel 26" style:family="text" style:name="ListLabel_20_26">
      <style:text-properties style:font-family-complex="'Times New Roman'" style:font-family-generic-complex="system" style:font-name-complex="Times New Roman1" style:font-pitch-complex="variable"/>
    </style:style>
    <style:style style:display-name="ListLabel 27" style:family="text" style:name="ListLabel_20_27">
      <style:text-properties style:font-family-complex="'Times New Roman'" style:font-family-generic-complex="system" style:font-name-complex="Times New Roman1" style:font-pitch-complex="variable"/>
    </style:style>
    <style:style style:display-name="Footnote Symbol" style:family="text" style:name="Footnote_20_Symbol"/>
    <style:style style:display-name="ListLabel 28" style:family="text" style:name="ListLabel_20_28">
      <style:text-properties style:font-family-complex="'Times New Roman'" style:font-family-generic-complex="system" style:font-name-complex="Times New Roman1" style:font-pitch-complex="variable"/>
    </style:style>
    <style:style style:display-name="ListLabel 29" style:family="text" style:name="ListLabel_20_29">
      <style:text-properties style:font-family-complex="'Times New Roman'" style:font-family-generic-complex="system" style:font-name-complex="Times New Roman1" style:font-pitch-complex="variable"/>
    </style:style>
    <style:style style:display-name="ListLabel 30" style:family="text" style:name="ListLabel_20_30">
      <style:text-properties style:font-family-complex="'Times New Roman'" style:font-family-generic-complex="system" style:font-name-complex="Times New Roman1" style:font-pitch-complex="variable"/>
    </style:style>
    <style:style style:display-name="ListLabel 31" style:family="text" style:name="ListLabel_20_31">
      <style:text-properties style:font-family-complex="'Times New Roman'" style:font-family-generic-complex="system" style:font-name-complex="Times New Roman1" style:font-pitch-complex="variable"/>
    </style:style>
    <style:style style:display-name="ListLabel 32" style:family="text" style:name="ListLabel_20_32">
      <style:text-properties style:font-family-complex="'Times New Roman'" style:font-family-generic-complex="system" style:font-name-complex="Times New Roman1" style:font-pitch-complex="variable"/>
    </style:style>
    <style:style style:display-name="ListLabel 33" style:family="text" style:name="ListLabel_20_33">
      <style:text-properties style:font-family-complex="'Times New Roman'" style:font-family-generic-complex="system" style:font-name-complex="Times New Roman1" style:font-pitch-complex="variable"/>
    </style:style>
    <style:style style:display-name="ListLabel 34" style:family="text" style:name="ListLabel_20_34">
      <style:text-properties style:font-family-complex="'Times New Roman'" style:font-family-generic-complex="system" style:font-name-complex="Times New Roman1" style:font-pitch-complex="variable"/>
    </style:style>
    <style:style style:display-name="ListLabel 35" style:family="text" style:name="ListLabel_20_35">
      <style:text-properties style:font-family-complex="'Times New Roman'" style:font-family-generic-complex="system" style:font-name-complex="Times New Roman1" style:font-pitch-complex="variable"/>
    </style:style>
    <style:style style:display-name="ListLabel 36" style:family="text" style:name="ListLabel_20_36">
      <style:text-properties style:font-family-complex="'Times New Roman'" style:font-family-generic-complex="system" style:font-name-complex="Times New Roman1" style:font-pitch-complex="variable"/>
    </style:style>
    <style:style style:display-name="ListLabel 37" style:family="text" style:name="ListLabel_20_37">
      <style:text-properties style:font-family-complex="'Times New Roman'" style:font-family-generic-complex="system" style:font-name-complex="Times New Roman1" style:font-pitch-complex="variable"/>
    </style:style>
    <style:style style:display-name="ListLabel 38" style:family="text" style:name="ListLabel_20_38">
      <style:text-properties style:font-family-complex="'Times New Roman'" style:font-family-generic-complex="system" style:font-name-complex="Times New Roman1" style:font-pitch-complex="variable"/>
    </style:style>
    <style:style style:display-name="ListLabel 39" style:family="text" style:name="ListLabel_20_39">
      <style:text-properties style:font-family-complex="'Times New Roman'" style:font-family-generic-complex="system" style:font-name-complex="Times New Roman1" style:font-pitch-complex="variable"/>
    </style:style>
    <style:style style:display-name="ListLabel 40" style:family="text" style:name="ListLabel_20_40">
      <style:text-properties style:font-family-complex="'Times New Roman'" style:font-family-generic-complex="system" style:font-name-complex="Times New Roman1" style:font-pitch-complex="variable"/>
    </style:style>
    <style:style style:display-name="ListLabel 41" style:family="text" style:name="ListLabel_20_41">
      <style:text-properties style:font-family-complex="'Times New Roman'" style:font-family-generic-complex="system" style:font-name-complex="Times New Roman1" style:font-pitch-complex="variable"/>
    </style:style>
    <style:style style:display-name="ListLabel 42" style:family="text" style:name="ListLabel_20_42">
      <style:text-properties style:font-family-complex="'Times New Roman'" style:font-family-generic-complex="system" style:font-name-complex="Times New Roman1" style:font-pitch-complex="variable"/>
    </style:style>
    <style:style style:display-name="ListLabel 43" style:family="text" style:name="ListLabel_20_43">
      <style:text-properties style:font-family-complex="'Times New Roman'" style:font-family-generic-complex="system" style:font-name-complex="Times New Roman1" style:font-pitch-complex="variable"/>
    </style:style>
    <style:style style:display-name="ListLabel 44" style:family="text" style:name="ListLabel_20_44">
      <style:text-properties style:font-family-complex="'Times New Roman'" style:font-family-generic-complex="system" style:font-name-complex="Times New Roman1" style:font-pitch-complex="variable"/>
    </style:style>
    <style:style style:display-name="ListLabel 45" style:family="text" style:name="ListLabel_20_45">
      <style:text-properties style:font-family-complex="'Times New Roman'" style:font-family-generic-complex="system" style:font-name-complex="Times New Roman1" style:font-pitch-complex="variable"/>
    </style:style>
    <style:style style:display-name="ListLabel 46" style:family="text" style:name="ListLabel_20_46">
      <style:text-properties style:font-family-complex="'Times New Roman'" style:font-family-generic-complex="system" style:font-name-complex="Times New Roman1" style:font-pitch-complex="variable"/>
    </style:style>
    <style:style style:display-name="ListLabel 47" style:family="text" style:name="ListLabel_20_47">
      <style:text-properties style:font-family-complex="'Times New Roman'" style:font-family-generic-complex="system" style:font-name-complex="Times New Roman1" style:font-pitch-complex="variable"/>
    </style:style>
    <style:style style:display-name="ListLabel 48" style:family="text" style:name="ListLabel_20_48">
      <style:text-properties style:font-family-complex="'Times New Roman'" style:font-family-generic-complex="system" style:font-name-complex="Times New Roman1" style:font-pitch-complex="variable"/>
    </style:style>
    <style:style style:display-name="ListLabel 49" style:family="text" style:name="ListLabel_20_49">
      <style:text-properties style:font-family-complex="'Times New Roman'" style:font-family-generic-complex="system" style:font-name-complex="Times New Roman1" style:font-pitch-complex="variable" fo:font-size="8pt"/>
    </style:style>
    <style:style style:display-name="ListLabel 50" style:family="text" style:name="ListLabel_20_50">
      <style:text-properties style:font-family-complex="'Times New Roman'" style:font-family-generic-complex="system" style:font-name-complex="Times New Roman1" style:font-pitch-complex="variable"/>
    </style:style>
    <style:style style:display-name="ListLabel 51" style:family="text" style:name="ListLabel_20_51">
      <style:text-properties style:font-family-complex="'Times New Roman'" style:font-family-generic-complex="system" style:font-name-complex="Times New Roman1" style:font-pitch-complex="variable"/>
    </style:style>
    <style:style style:display-name="ListLabel 52" style:family="text" style:name="ListLabel_20_52">
      <style:text-properties style:font-family-complex="'Times New Roman'" style:font-family-generic-complex="system" style:font-name-complex="Times New Roman1" style:font-pitch-complex="variable"/>
    </style:style>
    <style:style style:display-name="ListLabel 53" style:family="text" style:name="ListLabel_20_53">
      <style:text-properties style:font-family-complex="'Times New Roman'" style:font-family-generic-complex="system" style:font-name-complex="Times New Roman1" style:font-pitch-complex="variable"/>
    </style:style>
    <style:style style:display-name="ListLabel 54" style:family="text" style:name="ListLabel_20_54">
      <style:text-properties style:font-family-complex="'Times New Roman'" style:font-family-generic-complex="system" style:font-name-complex="Times New Roman1" style:font-pitch-complex="variable"/>
    </style:style>
    <style:style style:display-name="ListLabel 55" style:family="text" style:name="ListLabel_20_55">
      <style:text-properties style:font-family-complex="'Times New Roman'" style:font-family-generic-complex="system" style:font-name-complex="Times New Roman1" style:font-pitch-complex="variable"/>
    </style:style>
    <style:style style:display-name="ListLabel 56" style:family="text" style:name="ListLabel_20_56">
      <style:text-properties style:font-family-complex="'Times New Roman'" style:font-family-generic-complex="system" style:font-name-complex="Times New Roman1" style:font-pitch-complex="variable"/>
    </style:style>
    <style:style style:display-name="ListLabel 57" style:family="text" style:name="ListLabel_20_57">
      <style:text-properties style:font-family-complex="'Times New Roman'" style:font-family-generic-complex="system" style:font-name-complex="Times New Roman1" style:font-pitch-complex="variable"/>
    </style:style>
    <style:style style:display-name="Bullet Symbols" style:family="text" style:name="Bullet_20_Symbols">
      <style:text-properties style:font-charset="x-symbol" style:font-charset-asian="x-symbol" style:font-charset-complex="x-symbol" style:font-family-asian="OpenSymbol" style:font-family-complex="OpenSymbol" style:font-name="OpenSymbol" style:font-name-asian="OpenSymbol" style:font-name-complex="OpenSymbol" fo:font-family="OpenSymbol"/>
    </style:style>
    <style:style style:family="text" style:name="KeywordTok">
      <style:text-properties fo:color="#007020" fo:font-weight="bold" loext:opacity="100%"/>
    </style:style>
    <style:style style:family="text" style:name="DataTypeTok">
      <style:text-properties fo:color="#902000" loext:opacity="100%"/>
    </style:style>
    <style:style style:family="text" style:name="DecValTok">
      <style:text-properties fo:color="#40a070" loext:opacity="100%"/>
    </style:style>
    <style:style style:family="text" style:name="BaseNTok">
      <style:text-properties fo:color="#40a070" loext:opacity="100%"/>
    </style:style>
    <style:style style:family="text" style:name="FloatTok">
      <style:text-properties fo:color="#40a070" loext:opacity="100%"/>
    </style:style>
    <style:style style:family="text" style:name="ConstantTok">
      <style:text-properties fo:color="#880000" loext:opacity="100%"/>
    </style:style>
    <style:style style:family="text" style:name="CharTok">
      <style:text-properties fo:color="#4070a0" loext:opacity="100%"/>
    </style:style>
    <style:style style:family="text" style:name="SpecialCharTok">
      <style:text-properties fo:color="#4070a0" loext:opacity="100%"/>
    </style:style>
    <style:style style:family="text" style:name="StringTok">
      <style:text-properties fo:color="#4070a0" loext:opacity="100%"/>
    </style:style>
    <style:style style:family="text" style:name="VerbatimStringTok">
      <style:text-properties fo:color="#4070a0" loext:opacity="100%"/>
    </style:style>
    <style:style style:family="text" style:name="SpecialStringTok">
      <style:text-properties fo:color="#bb6688" loext:opacity="100%"/>
    </style:style>
    <style:style style:family="text" style:name="ImportTok">
      <style:text-properties fo:color="#008000" fo:font-weight="bold" loext:opacity="100%"/>
    </style:style>
    <style:style style:family="text" style:name="CommentTok">
      <style:text-properties fo:color="#60a0b0" fo:font-style="italic" loext:opacity="100%"/>
    </style:style>
    <style:style style:family="text" style:name="DocumentationTok">
      <style:text-properties fo:color="#ba2121" fo:font-style="italic" loext:opacity="100%"/>
    </style:style>
    <style:style style:family="text" style:name="AnnotationTok">
      <style:text-properties fo:color="#60a0b0" fo:font-style="italic" fo:font-weight="bold" loext:opacity="100%"/>
    </style:style>
    <style:style style:family="text" style:name="CommentVarTok">
      <style:text-properties fo:color="#60a0b0" fo:font-style="italic" fo:font-weight="bold" loext:opacity="100%"/>
    </style:style>
    <style:style style:family="text" style:name="OtherTok">
      <style:text-properties fo:color="#007020" loext:opacity="100%"/>
    </style:style>
    <style:style style:family="text" style:name="FunctionTok">
      <style:text-properties fo:color="#06287e" loext:opacity="100%"/>
    </style:style>
    <style:style style:family="text" style:name="VariableTok">
      <style:text-properties fo:color="#19177c" loext:opacity="100%"/>
    </style:style>
    <style:style style:family="text" style:name="ControlFlowTok">
      <style:text-properties fo:color="#007020" fo:font-weight="bold" loext:opacity="100%"/>
    </style:style>
    <style:style style:family="text" style:name="OperatorTok">
      <style:text-properties fo:color="#666666" loext:opacity="100%"/>
    </style:style>
    <style:style style:family="text" style:name="BuiltInTok">
      <style:text-properties fo:color="#008000" loext:opacity="100%"/>
    </style:style>
    <style:style style:family="text" style:name="ExtensionTok"/>
    <style:style style:family="text" style:name="PreprocessorTok">
      <style:text-properties fo:color="#bc7a00" loext:opacity="100%"/>
    </style:style>
    <style:style style:family="text" style:name="AttributeTok">
      <style:text-properties fo:color="#7d9029" loext:opacity="100%"/>
    </style:style>
    <style:style style:family="text" style:name="RegionMarkerTok"/>
    <style:style style:family="text" style:name="InformationTok">
      <style:text-properties fo:color="#60a0b0" fo:font-style="italic" fo:font-weight="bold" loext:opacity="100%"/>
    </style:style>
    <style:style style:family="text" style:name="WarningTok">
      <style:text-properties fo:color="#60a0b0" fo:font-style="italic" fo:font-weight="bold" loext:opacity="100%"/>
    </style:style>
    <style:style style:family="text" style:name="AlertTok">
      <style:text-properties fo:color="#ff0000" fo:font-weight="bold" loext:opacity="100%"/>
    </style:style>
    <style:style style:family="text" style:name="ErrorTok">
      <style:text-properties fo:color="#ff0000" fo:font-weight="bold" loext:opacity="100%"/>
    </style:style>
    <style:style style:family="text" style:name="NormalTok"/>
    <style:style style:family="graphic" style:name="Graphics">
      <style:graphic-properties draw:fill="none" draw:fill-color="#729fcf" style:horizontal-pos="center" style:horizontal-rel="paragraph" style:vertical-pos="top" style:vertical-rel="paragraph" style:wrap="none" svg:x="0cm" svg:y="0cm" text:anchor-type="paragraph" fo:background-color="transparent"/>
    </style:style>
    <text:outline-style style:name="Outline">
      <text:outline-level-style style:num-format="1" text:level="1" text:style-name="Numbering_20_Symbols" loext:num-list-format="%1%">
        <style:list-level-properties text:list-level-position-and-space-mode="label-alignment">
          <style:list-level-label-alignment text:label-followed-by="listtab" fo:margin-left="1.251cm" fo:text-indent="-1.251cm"/>
        </style:list-level-properties>
      </text:outline-level-style>
      <text:outline-level-style style:num-format="1" text:display-levels="2" text:level="2" text:style-name="Numbering_20_Symbols" loext:num-list-format="%1%.%2%">
        <style:list-level-properties text:list-level-position-and-space-mode="label-alignment">
          <style:list-level-label-alignment text:label-followed-by="listtab" fo:margin-left="1.251cm" fo:text-indent="-1.251cm"/>
        </style:list-level-properties>
      </text:outline-level-style>
      <text:outline-level-style style:num-format="1" text:display-levels="3" text:level="3" text:style-name="ListLabel_20_12" loext:num-list-format="%1%.%2%.%3%">
        <style:list-level-properties text:list-level-position-and-space-mode="label-alignment">
          <style:list-level-label-alignment text:label-followed-by="listtab" text:list-tab-stop-position="1.905cm" fo:margin-left="1.905cm" fo:text-indent="-1.27cm"/>
        </style:list-level-properties>
      </text:outline-level-style>
      <text:outline-level-style style:num-format="1" text:display-levels="4" text:level="4" text:style-name="ListLabel_20_13" loext:num-list-format="%1%.%2%.%3%.%4%">
        <style:list-level-properties text:list-level-position-and-space-mode="label-alignment">
          <style:list-level-label-alignment text:label-followed-by="listtab" text:list-tab-stop-position="2.159cm" fo:margin-left="2.159cm" fo:text-indent="-1.524cm"/>
        </style:list-level-properties>
      </text:outline-level-style>
      <text:outline-level-style style:num-format="1" text:display-levels="5" text:level="5" text:style-name="ListLabel_20_14" loext:num-list-format="%1%.%2%.%3%.%4%.%5%">
        <style:list-level-properties text:list-level-position-and-space-mode="label-alignment">
          <style:list-level-label-alignment text:label-followed-by="listtab" text:list-tab-stop-position="2.413cm" fo:margin-left="2.413cm" fo:text-indent="-1.778cm"/>
        </style:list-level-properties>
      </text:outline-level-style>
      <text:outline-level-style style:num-format="1" text:display-levels="6" text:level="6" text:style-name="ListLabel_20_15" loext:num-list-format="%1%.%2%.%3%.%4%.%5%.%6%">
        <style:list-level-properties text:list-level-position-and-space-mode="label-alignment">
          <style:list-level-label-alignment text:label-followed-by="listtab" text:list-tab-stop-position="2.667cm" fo:margin-left="2.667cm" fo:text-indent="-2.032cm"/>
        </style:list-level-properties>
      </text:outline-level-style>
      <text:outline-level-style style:num-format="1" text:display-levels="7" text:level="7" text:style-name="ListLabel_20_16" loext:num-list-format="%1%.%2%.%3%.%4%.%5%.%6%.%7%">
        <style:list-level-properties text:list-level-position-and-space-mode="label-alignment">
          <style:list-level-label-alignment text:label-followed-by="listtab" text:list-tab-stop-position="2.921cm" fo:margin-left="2.921cm" fo:text-indent="-2.286cm"/>
        </style:list-level-properties>
      </text:outline-level-style>
      <text:outline-level-style style:num-format="1" text:display-levels="8" text:level="8" text:style-name="ListLabel_20_17" loext:num-list-format="%1%.%2%.%3%.%4%.%5%.%6%.%7%.%8%">
        <style:list-level-properties text:list-level-position-and-space-mode="label-alignment">
          <style:list-level-label-alignment text:label-followed-by="listtab" text:list-tab-stop-position="3.175cm" fo:margin-left="3.175cm" fo:text-indent="-2.54cm"/>
        </style:list-level-properties>
      </text:outline-level-style>
      <text:outline-level-style style:num-format="1" text:display-levels="9" text:level="9" text:style-name="ListLabel_20_18" loext:num-list-format="%1%.%2%.%3%.%4%.%5%.%6%.%7%.%8%.%9%">
        <style:list-level-properties text:list-level-position-and-space-mode="label-alignment">
          <style:list-level-label-alignment text:label-followed-by="listtab" text:list-tab-stop-position="3.429cm" fo:margin-left="3.429cm" fo:text-indent="-2.794cm"/>
        </style:list-level-properties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style:num-format="1" style:num-prefix=" " style:num-suffix=" " text:level="1" text:style-name="ListLabel_20_1" loext:num-list-format=" %1% ">
        <style:list-level-properties text:list-level-position-and-space-mode="label-alignment">
          <style:list-level-label-alignment text:label-followed-by="listtab" text:list-tab-stop-position="0.762cm" fo:margin-left="0.762cm" fo:text-indent="-0.762cm"/>
        </style:list-level-properties>
      </text:list-level-style-number>
      <text:list-level-style-number style:num-format="1" style:num-prefix=" " style:num-suffix=" " text:display-levels="2" text:level="2" text:style-name="ListLabel_20_2" loext:num-list-format=" %1%.%2% ">
        <style:list-level-properties text:list-level-position-and-space-mode="label-alignment">
          <style:list-level-label-alignment text:label-followed-by="listtab" text:list-tab-stop-position="1.016cm" fo:margin-left="1.016cm" fo:text-indent="-1.016cm"/>
        </style:list-level-properties>
      </text:list-level-style-number>
      <text:list-level-style-number style:num-format="1" style:num-prefix=" " style:num-suffix=" " text:display-levels="3" text:level="3" text:style-name="ListLabel_20_3" loext:num-list-format=" %1%.%2%.%3% ">
        <style:list-level-properties text:list-level-position-and-space-mode="label-alignment">
          <style:list-level-label-alignment text:label-followed-by="listtab" text:list-tab-stop-position="3.701cm" fo:text-indent="2.501cm"/>
        </style:list-level-properties>
      </text:list-level-style-number>
      <text:list-level-style-number style:num-format="1" style:num-prefix=" " style:num-suffix=" " text:display-levels="4" text:level="4" text:style-name="ListLabel_20_4" loext:num-list-format=" %1%.%2%.%3%.%4% ">
        <style:list-level-properties text:list-level-position-and-space-mode="label-alignment">
          <style:list-level-label-alignment text:label-followed-by="listtab" text:list-tab-stop-position="2cm" fo:margin-left="2cm" fo:text-indent="-2cm"/>
        </style:list-level-properties>
      </text:list-level-style-number>
      <text:list-level-style-number style:num-format="1" style:num-prefix=" " style:num-suffix=" " text:display-levels="5" text:level="5" text:style-name="ListLabel_20_5" loext:num-list-format=" %1%.%2%.%3%.%4%.%5% ">
        <style:list-level-properties text:list-level-position-and-space-mode="label-alignment">
          <style:list-level-label-alignment text:label-followed-by="listtab" text:list-tab-stop-position="1.778cm" fo:margin-left="1.778cm" fo:text-indent="-1.778cm"/>
        </style:list-level-properties>
      </text:list-level-style-number>
      <text:list-level-style-number style:num-format="1" style:num-prefix=" " style:num-suffix=" " text:display-levels="6" text:level="6" text:style-name="ListLabel_20_6" loext:num-list-format=" %1%.%2%.%3%.%4%.%5%.%6% ">
        <style:list-level-properties text:list-level-position-and-space-mode="label-alignment">
          <style:list-level-label-alignment text:label-followed-by="listtab" text:list-tab-stop-position="2.032cm" fo:margin-left="2.032cm" fo:text-indent="-2.032cm"/>
        </style:list-level-properties>
      </text:list-level-style-number>
      <text:list-level-style-number style:num-format="1" style:num-prefix=" " style:num-suffix=" " text:display-levels="7" text:level="7" text:style-name="ListLabel_20_7" loext:num-list-format=" %1%.%2%.%3%.%4%.%5%.%6%.%7% ">
        <style:list-level-properties text:list-level-position-and-space-mode="label-alignment">
          <style:list-level-label-alignment text:label-followed-by="listtab" text:list-tab-stop-position="2.286cm" fo:margin-left="2.286cm" fo:text-indent="-2.286cm"/>
        </style:list-level-properties>
      </text:list-level-style-number>
      <text:list-level-style-number style:num-format="1" style:num-prefix=" " style:num-suffix=" " text:display-levels="8" text:level="8" text:style-name="ListLabel_20_8" loext:num-list-format=" %1%.%2%.%3%.%4%.%5%.%6%.%7%.%8% ">
        <style:list-level-properties text:list-level-position-and-space-mode="label-alignment">
          <style:list-level-label-alignment text:label-followed-by="listtab" text:list-tab-stop-position="2.54cm" fo:margin-left="2.54cm" fo:text-indent="-2.54cm"/>
        </style:list-level-properties>
      </text:list-level-style-number>
      <text:list-level-style-number style:num-format="1" style:num-prefix=" " style:num-suffix=" " text:display-levels="9" text:level="9" text:style-name="ListLabel_20_9" loext:num-list-format=" %1%.%2%.%3%.%4%.%5%.%6%.%7%.%8%.%9% ">
        <style:list-level-properties text:list-level-position-and-space-mode="label-alignment">
          <style:list-level-label-alignment text:label-followed-by="listtab" text:list-tab-stop-position="2.794cm" fo:margin-left="2.794cm" fo:text-indent="-2.794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list-style style:name="WWNum2">
      <text:list-level-style-number style:num-format="1" text:level="1" text:style-name="ListLabel_20_10" loext:num-list-format="%1%">
        <style:list-level-properties text:list-level-position-and-space-mode="label-alignment">
          <style:list-level-label-alignment text:label-followed-by="listtab" text:list-tab-stop-position="1.397cm" fo:margin-left="1.397cm" fo:text-indent="-0.762cm"/>
        </style:list-level-properties>
      </text:list-level-style-number>
      <text:list-level-style-number style:num-format="1" text:display-levels="2" text:level="2" text:style-name="ListLabel_20_11" loext:num-list-format="%1%.%2%">
        <style:list-level-properties text:list-level-position-and-space-mode="label-alignment">
          <style:list-level-label-alignment text:label-followed-by="listtab" text:list-tab-stop-position="1.651cm" fo:margin-left="1.651cm" fo:text-indent="-1.016cm"/>
        </style:list-level-properties>
      </text:list-level-style-number>
      <text:list-level-style-number style:num-format="1" text:display-levels="3" text:level="3" text:style-name="ListLabel_20_12" loext:num-list-format="%1%.%2%.%3%">
        <style:list-level-properties text:list-level-position-and-space-mode="label-alignment">
          <style:list-level-label-alignment text:label-followed-by="listtab" text:list-tab-stop-position="1.905cm" fo:margin-left="1.905cm" fo:text-indent="-1.27cm"/>
        </style:list-level-properties>
      </text:list-level-style-number>
      <text:list-level-style-number style:num-format="1" text:display-levels="4" text:level="4" text:style-name="ListLabel_20_13" loext:num-list-format="%1%.%2%.%3%.%4%">
        <style:list-level-properties text:list-level-position-and-space-mode="label-alignment">
          <style:list-level-label-alignment text:label-followed-by="listtab" text:list-tab-stop-position="2.159cm" fo:margin-left="2.159cm" fo:text-indent="-1.524cm"/>
        </style:list-level-properties>
      </text:list-level-style-number>
      <text:list-level-style-number style:num-format="1" text:display-levels="5" text:level="5" text:style-name="ListLabel_20_14" loext:num-list-format="%1%.%2%.%3%.%4%.%5%">
        <style:list-level-properties text:list-level-position-and-space-mode="label-alignment">
          <style:list-level-label-alignment text:label-followed-by="listtab" text:list-tab-stop-position="2.413cm" fo:margin-left="2.413cm" fo:text-indent="-1.778cm"/>
        </style:list-level-properties>
      </text:list-level-style-number>
      <text:list-level-style-number style:num-format="1" text:display-levels="6" text:level="6" text:style-name="ListLabel_20_15" loext:num-list-format="%1%.%2%.%3%.%4%.%5%.%6%">
        <style:list-level-properties text:list-level-position-and-space-mode="label-alignment">
          <style:list-level-label-alignment text:label-followed-by="listtab" text:list-tab-stop-position="2.667cm" fo:margin-left="2.667cm" fo:text-indent="-2.032cm"/>
        </style:list-level-properties>
      </text:list-level-style-number>
      <text:list-level-style-number style:num-format="1" text:display-levels="7" text:level="7" text:style-name="ListLabel_20_16" loext:num-list-format="%1%.%2%.%3%.%4%.%5%.%6%.%7%">
        <style:list-level-properties text:list-level-position-and-space-mode="label-alignment">
          <style:list-level-label-alignment text:label-followed-by="listtab" text:list-tab-stop-position="2.921cm" fo:margin-left="2.921cm" fo:text-indent="-2.286cm"/>
        </style:list-level-properties>
      </text:list-level-style-number>
      <text:list-level-style-number style:num-format="1" text:display-levels="8" text:level="8" text:style-name="ListLabel_20_17" loext:num-list-format="%1%.%2%.%3%.%4%.%5%.%6%.%7%.%8%">
        <style:list-level-properties text:list-level-position-and-space-mode="label-alignment">
          <style:list-level-label-alignment text:label-followed-by="listtab" text:list-tab-stop-position="3.175cm" fo:margin-left="3.175cm" fo:text-indent="-2.54cm"/>
        </style:list-level-properties>
      </text:list-level-style-number>
      <text:list-level-style-number style:num-format="1" text:display-levels="9" text:level="9" text:style-name="ListLabel_20_18" loext:num-list-format="%1%.%2%.%3%.%4%.%5%.%6%.%7%.%8%.%9%">
        <style:list-level-properties text:list-level-position-and-space-mode="label-alignment">
          <style:list-level-label-alignment text:label-followed-by="listtab" text:list-tab-stop-position="3.429cm" fo:margin-left="3.429cm" fo:text-indent="-2.794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list-style style:name="WWNum3">
      <text:list-level-style-number style:num-format="1" text:level="1" text:start-value="2" text:style-name="ListLabel_20_19" loext:num-list-format="%1%">
        <style:list-level-properties text:list-level-position-and-space-mode="label-alignment">
          <style:list-level-label-alignment text:label-followed-by="listtab" fo:margin-left="0.767cm" fo:text-indent="-0.767cm"/>
        </style:list-level-properties>
      </text:list-level-style-number>
      <text:list-level-style-number style:num-format="1" text:display-levels="2" text:level="2" text:style-name="ListLabel_20_20" loext:num-list-format="%1%.%2%">
        <style:list-level-properties text:list-level-position-and-space-mode="label-alignment">
          <style:list-level-label-alignment text:label-followed-by="listtab" fo:margin-left="0.767cm" fo:text-indent="-0.767cm"/>
        </style:list-level-properties>
      </text:list-level-style-number>
      <text:list-level-style-number style:num-format="1" text:display-levels="3" text:level="3" text:style-name="ListLabel_20_21" loext:num-list-format="%1%.%2%.%3%">
        <style:list-level-properties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4" text:level="4" text:style-name="ListLabel_20_22" loext:num-list-format="%1%.%2%.%3%.%4%">
        <style:list-level-properties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5" text:level="5" text:style-name="ListLabel_20_23" loext:num-list-format="%1%.%2%.%3%.%4%.%5%">
        <style:list-level-properties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6" text:level="6" text:style-name="ListLabel_20_24" loext:num-list-format="%1%.%2%.%3%.%4%.%5%.%6%">
        <style:list-level-properties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7" text:level="7" text:style-name="ListLabel_20_25" loext:num-list-format="%1%.%2%.%3%.%4%.%5%.%6%.%7%">
        <style:list-level-properties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8" text:level="8" text:style-name="ListLabel_20_26" loext:num-list-format="%1%.%2%.%3%.%4%.%5%.%6%.%7%.%8%">
        <style:list-level-properties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9" text:level="9" text:style-name="ListLabel_20_27" loext:num-list-format="%1%.%2%.%3%.%4%.%5%.%6%.%7%.%8%.%9%">
        <style:list-level-properties text:list-level-position-and-space-mode="label-alignment">
          <style:list-level-label-alignment text:label-followed-by="listtab" fo:margin-left="3.175cm" fo:text-indent="-3.175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list-style style:name="WWNum4">
      <text:list-level-style-bullet style:num-suffix="" text:bullet-char="" text:level="1" loext:num-list-format="%1%">
        <style:list-level-properties text:list-level-position-and-space-mode="label-alignment">
          <style:list-level-label-alignment text:label-followed-by="listtab" text:list-tab-stop-position="0.635cm" fo:margin-left="0.635cm" fo:text-indent="-0.635cm"/>
        </style:list-level-properties>
        <style:text-properties style:font-charset="x-symbol" style:font-family-generic="roman" style:font-pitch="variable" style:font-style-name="Normal" fo:font-family="Symbol"/>
      </text:list-level-style-bullet>
      <text:list-level-style-bullet style:num-suffix="*" text:bullet-char="*" text:level="2" loext:num-list-format="%2%*">
        <style:list-level-properties text:list-level-position-and-space-mode="label-alignment">
          <style:list-level-label-alignment text:label-followed-by="listtab" text:list-tab-stop-position="1.27cm" fo:margin-left="1.27cm" fo:text-indent="-0.635cm"/>
        </style:list-level-properties>
        <style:text-properties style:font-family-generic="swiss" style:font-pitch="variable" style:font-style-name="Normal" fo:font-family="Arial"/>
      </text:list-level-style-bullet>
      <text:list-level-style-number style:num-format="1" style:num-suffix="." text:level="3" text:style-name="ListLabel_20_28" loext:num-list-format="%3%.">
        <style:list-level-properties text:list-level-position-and-space-mode="label-alignment">
          <style:list-level-label-alignment text:label-followed-by="listtab" text:list-tab-stop-position="3.81cm" fo:margin-left="3.81cm" fo:text-indent="-0.635cm"/>
        </style:list-level-properties>
      </text:list-level-style-number>
      <text:list-level-style-number style:num-format="1" style:num-suffix="." text:level="4" text:style-name="ListLabel_20_29" loext:num-list-format="%4%.">
        <style:list-level-properties text:list-level-position-and-space-mode="label-alignment">
          <style:list-level-label-alignment text:label-followed-by="listtab" text:list-tab-stop-position="5.08cm" fo:margin-left="5.08cm" fo:text-indent="-0.635cm"/>
        </style:list-level-properties>
      </text:list-level-style-number>
      <text:list-level-style-number style:num-format="1" style:num-suffix="." text:level="5" text:style-name="ListLabel_20_30" loext:num-list-format="%5%.">
        <style:list-level-properties text:list-level-position-and-space-mode="label-alignment">
          <style:list-level-label-alignment text:label-followed-by="listtab" text:list-tab-stop-position="6.35cm" fo:margin-left="6.35cm" fo:text-indent="-0.635cm"/>
        </style:list-level-properties>
      </text:list-level-style-number>
      <text:list-level-style-number style:num-format="1" style:num-suffix="." text:level="6" text:style-name="ListLabel_20_31" loext:num-list-format="%6%.">
        <style:list-level-properties text:list-level-position-and-space-mode="label-alignment">
          <style:list-level-label-alignment text:label-followed-by="listtab" text:list-tab-stop-position="7.62cm" fo:margin-left="7.62cm" fo:text-indent="-0.635cm"/>
        </style:list-level-properties>
      </text:list-level-style-number>
      <text:list-level-style-number style:num-format="1" style:num-suffix="." text:level="7" text:style-name="ListLabel_20_32" loext:num-list-format="%7%.">
        <style:list-level-properties text:list-level-position-and-space-mode="label-alignment">
          <style:list-level-label-alignment text:label-followed-by="listtab" text:list-tab-stop-position="8.89cm" fo:margin-left="8.89cm" fo:text-indent="-0.635cm"/>
        </style:list-level-properties>
      </text:list-level-style-number>
      <text:list-level-style-number style:num-format="1" style:num-suffix="." text:level="8" text:style-name="ListLabel_20_33" loext:num-list-format="%8%.">
        <style:list-level-properties text:list-level-position-and-space-mode="label-alignment">
          <style:list-level-label-alignment text:label-followed-by="listtab" text:list-tab-stop-position="10.16cm" fo:margin-left="10.16cm" fo:text-indent="-0.635cm"/>
        </style:list-level-properties>
      </text:list-level-style-number>
      <text:list-level-style-number style:num-format="1" style:num-suffix="." text:level="9" text:style-name="ListLabel_20_34" loext:num-list-format="%9%.">
        <style:list-level-properties text:list-level-position-and-space-mode="label-alignment">
          <style:list-level-label-alignment text:label-followed-by="listtab" text:list-tab-stop-position="11.43cm" fo:margin-left="11.43cm" fo:text-indent="-0.635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list-style style:name="WWNum5">
      <text:list-level-style-bullet style:num-suffix="*" text:bullet-char="*" text:level="1" loext:num-list-format="%1%*">
        <style:list-level-properties text:list-level-position-and-space-mode="label-alignment">
          <style:list-level-label-alignment text:label-followed-by="listtab" text:list-tab-stop-position="0.635cm" fo:margin-left="0.635cm" fo:text-indent="-0.635cm"/>
        </style:list-level-properties>
        <style:text-properties style:font-family-generic="swiss" style:font-pitch="variable" style:font-style-name="Normal" fo:font-family="Arial"/>
      </text:list-level-style-bullet>
      <text:list-level-style-bullet style:num-suffix="*" text:bullet-char="*" text:level="2" loext:num-list-format="%2%*">
        <style:list-level-properties text:list-level-position-and-space-mode="label-alignment">
          <style:list-level-label-alignment text:label-followed-by="listtab" text:list-tab-stop-position="1.27cm" fo:margin-left="1.27cm" fo:text-indent="-0.635cm"/>
        </style:list-level-properties>
        <style:text-properties style:font-family-generic="swiss" style:font-pitch="variable" style:font-style-name="Normal" fo:font-family="Arial"/>
      </text:list-level-style-bullet>
      <text:list-level-style-number style:num-format="1" style:num-suffix="." text:level="3" text:style-name="ListLabel_20_35" loext:num-list-format="%3%.">
        <style:list-level-properties text:list-level-position-and-space-mode="label-alignment">
          <style:list-level-label-alignment text:label-followed-by="listtab" text:list-tab-stop-position="3.81cm" fo:margin-left="3.81cm" fo:text-indent="-0.635cm"/>
        </style:list-level-properties>
      </text:list-level-style-number>
      <text:list-level-style-number style:num-format="1" style:num-suffix="." text:level="4" text:style-name="ListLabel_20_36" loext:num-list-format="%4%.">
        <style:list-level-properties text:list-level-position-and-space-mode="label-alignment">
          <style:list-level-label-alignment text:label-followed-by="listtab" text:list-tab-stop-position="5.08cm" fo:margin-left="5.08cm" fo:text-indent="-0.635cm"/>
        </style:list-level-properties>
      </text:list-level-style-number>
      <text:list-level-style-number style:num-format="1" style:num-suffix="." text:level="5" text:style-name="ListLabel_20_37" loext:num-list-format="%5%.">
        <style:list-level-properties text:list-level-position-and-space-mode="label-alignment">
          <style:list-level-label-alignment text:label-followed-by="listtab" text:list-tab-stop-position="6.35cm" fo:margin-left="6.35cm" fo:text-indent="-0.635cm"/>
        </style:list-level-properties>
      </text:list-level-style-number>
      <text:list-level-style-number style:num-format="1" style:num-suffix="." text:level="6" text:style-name="ListLabel_20_38" loext:num-list-format="%6%.">
        <style:list-level-properties text:list-level-position-and-space-mode="label-alignment">
          <style:list-level-label-alignment text:label-followed-by="listtab" text:list-tab-stop-position="7.62cm" fo:margin-left="7.62cm" fo:text-indent="-0.635cm"/>
        </style:list-level-properties>
      </text:list-level-style-number>
      <text:list-level-style-number style:num-format="1" style:num-suffix="." text:level="7" text:style-name="ListLabel_20_39" loext:num-list-format="%7%.">
        <style:list-level-properties text:list-level-position-and-space-mode="label-alignment">
          <style:list-level-label-alignment text:label-followed-by="listtab" text:list-tab-stop-position="8.89cm" fo:margin-left="8.89cm" fo:text-indent="-0.635cm"/>
        </style:list-level-properties>
      </text:list-level-style-number>
      <text:list-level-style-number style:num-format="1" style:num-suffix="." text:level="8" text:style-name="ListLabel_20_40" loext:num-list-format="%8%.">
        <style:list-level-properties text:list-level-position-and-space-mode="label-alignment">
          <style:list-level-label-alignment text:label-followed-by="listtab" text:list-tab-stop-position="10.16cm" fo:margin-left="10.16cm" fo:text-indent="-0.635cm"/>
        </style:list-level-properties>
      </text:list-level-style-number>
      <text:list-level-style-number style:num-format="1" style:num-suffix="." text:level="9" text:style-name="ListLabel_20_41" loext:num-list-format="%9%.">
        <style:list-level-properties text:list-level-position-and-space-mode="label-alignment">
          <style:list-level-label-alignment text:label-followed-by="listtab" text:list-tab-stop-position="11.43cm" fo:margin-left="11.43cm" fo:text-indent="-0.635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list-style style:name="WWNum6">
      <text:list-level-style-bullet style:num-suffix="" text:bullet-char="" text:level="1" loext:num-list-format="%1%">
        <style:list-level-properties text:list-level-position-and-space-mode="label-alignment">
          <style:list-level-label-alignment text:label-followed-by="listtab" text:list-tab-stop-position="1.376cm" fo:margin-left="1.376cm" fo:text-indent="-0.635cm"/>
        </style:list-level-properties>
        <style:text-properties style:font-charset="x-symbol" style:font-family-generic="roman" style:font-pitch="variable" style:font-style-name="Normal" fo:font-family="Symbol"/>
      </text:list-level-style-bullet>
      <text:list-level-style-bullet style:num-suffix="" text:bullet-char="" text:level="2" loext:num-list-format="%2%">
        <style:list-level-properties text:list-level-position-and-space-mode="label-alignment">
          <style:list-level-label-alignment text:label-followed-by="listtab" text:list-tab-stop-position="2.646cm" fo:margin-left="2.646cm" fo:text-indent="-0.635cm"/>
        </style:list-level-properties>
        <style:text-properties style:font-charset="x-symbol" style:font-family-generic="roman" style:font-pitch="variable" style:font-style-name="Normal" fo:font-family="Symbol"/>
      </text:list-level-style-bullet>
      <text:list-level-style-number style:num-format="1" style:num-suffix="." text:level="3" text:style-name="ListLabel_20_42" loext:num-list-format="%3%.">
        <style:list-level-properties text:list-level-position-and-space-mode="label-alignment">
          <style:list-level-label-alignment text:label-followed-by="listtab" text:list-tab-stop-position="3.81cm" fo:margin-left="3.81cm" fo:text-indent="-0.635cm"/>
        </style:list-level-properties>
      </text:list-level-style-number>
      <text:list-level-style-number style:num-format="1" style:num-suffix="." text:level="4" text:style-name="ListLabel_20_43" loext:num-list-format="%4%.">
        <style:list-level-properties text:list-level-position-and-space-mode="label-alignment">
          <style:list-level-label-alignment text:label-followed-by="listtab" text:list-tab-stop-position="5.08cm" fo:margin-left="5.08cm" fo:text-indent="-0.635cm"/>
        </style:list-level-properties>
      </text:list-level-style-number>
      <text:list-level-style-number style:num-format="1" style:num-suffix="." text:level="5" text:style-name="ListLabel_20_44" loext:num-list-format="%5%.">
        <style:list-level-properties text:list-level-position-and-space-mode="label-alignment">
          <style:list-level-label-alignment text:label-followed-by="listtab" text:list-tab-stop-position="6.35cm" fo:margin-left="6.35cm" fo:text-indent="-0.635cm"/>
        </style:list-level-properties>
      </text:list-level-style-number>
      <text:list-level-style-number style:num-format="1" style:num-suffix="." text:level="6" text:style-name="ListLabel_20_45" loext:num-list-format="%6%.">
        <style:list-level-properties text:list-level-position-and-space-mode="label-alignment">
          <style:list-level-label-alignment text:label-followed-by="listtab" text:list-tab-stop-position="7.62cm" fo:margin-left="7.62cm" fo:text-indent="-0.635cm"/>
        </style:list-level-properties>
      </text:list-level-style-number>
      <text:list-level-style-number style:num-format="1" style:num-suffix="." text:level="7" text:style-name="ListLabel_20_46" loext:num-list-format="%7%.">
        <style:list-level-properties text:list-level-position-and-space-mode="label-alignment">
          <style:list-level-label-alignment text:label-followed-by="listtab" text:list-tab-stop-position="8.89cm" fo:margin-left="8.89cm" fo:text-indent="-0.635cm"/>
        </style:list-level-properties>
      </text:list-level-style-number>
      <text:list-level-style-number style:num-format="1" style:num-suffix="." text:level="8" text:style-name="ListLabel_20_47" loext:num-list-format="%8%.">
        <style:list-level-properties text:list-level-position-and-space-mode="label-alignment">
          <style:list-level-label-alignment text:label-followed-by="listtab" text:list-tab-stop-position="10.16cm" fo:margin-left="10.16cm" fo:text-indent="-0.635cm"/>
        </style:list-level-properties>
      </text:list-level-style-number>
      <text:list-level-style-number style:num-format="1" style:num-suffix="." text:level="9" text:style-name="ListLabel_20_48" loext:num-list-format="%9%.">
        <style:list-level-properties text:list-level-position-and-space-mode="label-alignment">
          <style:list-level-label-alignment text:label-followed-by="listtab" text:list-tab-stop-position="11.43cm" fo:margin-left="11.43cm" fo:text-indent="-0.635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list-style style:name="WWNum7">
      <text:list-level-style-number style:num-format="1" style:num-suffix="." text:level="1" text:style-name="ListLabel_20_49" loext:num-list-format="%1%.">
        <style:list-level-properties text:list-level-position-and-space-mode="label-alignment">
          <style:list-level-label-alignment text:label-followed-by="listtab" text:list-tab-stop-position="0.741cm" fo:margin-left="0.741cm" fo:text-indent="-0.635cm"/>
        </style:list-level-properties>
      </text:list-level-style-number>
      <text:list-level-style-number style:num-format="a" style:num-letter-sync="true" style:num-suffix="." text:level="2" text:style-name="ListLabel_20_50" loext:num-list-format="%2%.">
        <style:list-level-properties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style:num-suffix="." text:level="3" text:style-name="ListLabel_20_51" loext:num-list-format="%3%.">
        <style:list-level-properties text:list-level-position-and-space-mode="label-alignment" fo:text-align="end">
          <style:list-level-label-alignment text:label-followed-by="listtab" fo:margin-left="3.81cm" fo:text-indent="-0.318cm"/>
        </style:list-level-properties>
      </text:list-level-style-number>
      <text:list-level-style-number style:num-format="1" style:num-suffix="." text:level="4" text:style-name="ListLabel_20_52" loext:num-list-format="%4%.">
        <style:list-level-properties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style:num-letter-sync="true" style:num-suffix="." text:level="5" text:style-name="ListLabel_20_53" loext:num-list-format="%5%.">
        <style:list-level-properties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style:num-suffix="." text:level="6" text:style-name="ListLabel_20_54" loext:num-list-format="%6%.">
        <style:list-level-properties text:list-level-position-and-space-mode="label-alignment" fo:text-align="end">
          <style:list-level-label-alignment text:label-followed-by="listtab" fo:margin-left="7.62cm" fo:text-indent="-0.318cm"/>
        </style:list-level-properties>
      </text:list-level-style-number>
      <text:list-level-style-number style:num-format="1" style:num-suffix="." text:level="7" text:style-name="ListLabel_20_55" loext:num-list-format="%7%.">
        <style:list-level-properties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style:num-letter-sync="true" style:num-suffix="." text:level="8" text:style-name="ListLabel_20_56" loext:num-list-format="%8%.">
        <style:list-level-properties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style:num-suffix="." text:level="9" text:style-name="ListLabel_20_57" loext:num-list-format="%9%.">
        <style:list-level-properties text:list-level-position-and-space-mode="label-alignment" fo:text-align="end">
          <style:list-level-label-alignment text:label-followed-by="listtab" fo:margin-left="11.43cm" fo:text-indent="-0.318cm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6.985cm" fo:margin-left="6.985cm" fo:text-indent="-0.635cm"/>
        </style:list-level-properties>
      </text:list-level-style-number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table" style:name="Tabla3">
      <style:table-properties table:align="margins"/>
    </style:style>
    <style:style style:family="table-column" style:name="Tabla3.A">
      <style:table-column-properties style:rel-column-width="51636*"/>
    </style:style>
    <style:style style:family="table-column" style:name="Tabla3.B">
      <style:table-column-properties style:rel-column-width="13899*"/>
    </style:style>
    <style:style style:family="table-cell" style:name="Tabla3.A1">
      <style:table-cell-properties style:writing-mode="page" fo:background-color="transparent" fo:border-bottom="0.05pt solid #000000" fo:border-left="none" fo:border-right="none" fo:border-top="none" fo:padding="0.097cm">
        <style:background-image/>
      </style:table-cell-properties>
    </style:style>
    <style:style style:family="paragraph" style:name="MP1" style:parent-style-name="Table_20_Contents">
      <style:paragraph-properties style:justify-single-word="false" fo:text-align="start"/>
      <style:text-properties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fo:color="#000000" fo:font-size="10pt" fo:font-style="normal" fo:font-weight="normal" fo:text-shadow="none" loext:opacity="100%"/>
    </style:style>
    <style:style style:family="paragraph" style:name="MP2" style:parent-style-name="Table_20_Contents">
      <style:paragraph-properties style:justify-single-word="false" fo:text-align="end"/>
      <style:text-properties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fo:color="#000000" fo:font-size="10pt" fo:font-style="normal" fo:font-weight="normal" fo:text-shadow="none" loext:opacity="100%"/>
    </style:style>
    <style:style style:family="paragraph" style:name="MP3" style:parent-style-name="Header">
      <style:paragraph-properties style:justify-single-word="false" fo:text-align="justify"/>
      <style:text-properties fo:country="ES" fo:language="es"/>
    </style:style>
    <style:style style:family="paragraph" style:name="MP4" style:parent-style-name="Header">
      <style:paragraph-properties style:justify-single-word="false" fo:text-align="justify">
        <style:tab-stops>
          <style:tab-stop style:position="2.99cm"/>
        </style:tab-stops>
      </style:paragraph-properties>
      <style:text-properties officeooo:paragraph-rsid="00144f49" officeooo:rsid="0001f8f3" style:font-name="Times New Roman" style:font-size-asian="8pt" style:font-size-complex="8pt" fo:country="ES" fo:font-size="8pt" fo:language="es"/>
    </style:style>
    <style:style style:family="paragraph" style:name="MP5" style:parent-style-name="Header">
      <style:paragraph-properties style:justify-single-word="false" fo:text-align="justify">
        <style:tab-stops>
          <style:tab-stop style:position="17cm" style:type="right"/>
        </style:tab-stops>
      </style:paragraph-properties>
      <style:text-properties fo:country="ES" fo:language="es"/>
    </style:style>
    <style:style style:family="paragraph" style:name="MP6" style:parent-style-name="Header">
      <style:paragraph-properties style:justify-single-word="false" fo:text-align="justify">
        <style:tab-stops>
          <style:tab-stop style:position="2.999cm"/>
          <style:tab-stop style:position="17cm" style:type="right"/>
        </style:tab-stops>
      </style:paragraph-properties>
      <style:text-properties officeooo:paragraph-rsid="00063724" officeooo:rsid="00063724" style:font-name="Arial" style:font-size-asian="8pt" style:font-size-complex="8pt" fo:country="ES" fo:font-size="8pt" fo:language="es"/>
    </style:style>
    <style:style style:family="paragraph" style:name="MP7" style:parent-style-name="Footer">
      <style:paragraph-properties style:justify-single-word="false" fo:text-align="end"/>
      <style:text-properties officeooo:paragraph-rsid="00063724" style:font-name="Arial" style:font-size-asian="10pt" style:font-size-complex="10pt" fo:country="ES" fo:font-size="10pt" fo:language="es"/>
    </style:style>
    <style:style style:family="paragraph" style:name="MP8" style:parent-style-name="Footer">
      <style:paragraph-properties style:justify-single-word="false" fo:text-align="end"/>
      <style:text-properties style:font-name="Arial" style:font-size-asian="10pt" style:font-size-complex="10pt" fo:country="ES" fo:font-size="10pt" fo:language="es"/>
    </style:style>
    <style:style style:family="text" style:name="MT1">
      <style:text-properties officeooo:rsid="000c7053"/>
    </style:style>
    <style:style style:family="graphic" style:name="Mfr1" style:parent-style-name="Graphics">
      <style:graphic-properties draw:blue="0%" draw:color-inversion="false" draw:color-mode="standard" draw:contrast="0%" draw:gamma="100%" draw:green="0%" draw:image-opacity="100%" draw:luminance="0%" draw:red="0%" style:horizontal-pos="from-left" style:horizontal-rel="paragraph" style:mirror="none" style:vertical-pos="from-top" style:vertical-rel="paragraph" fo:clip="rect(0cm, 0cm, 0cm, 0cm)"/>
    </style:style>
    <style:page-layout style:name="Mpm1">
      <style:page-layout-properties draw:fill="none" draw:fill-color="#729fcf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 fo:background-color="transparent" fo:margin-bottom="0.75cm" fo:margin-left="3cm" fo:margin-right="1.499cm" fo:margin-top="2.251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draw:fill="none" draw:fill-color="#729fcf" style:dynamic-spacing="true" svg:height="1.094cm" fo:background-color="transparent" fo:margin-bottom="3.15cm" fo:margin-left="0cm" fo:margin-right="0cm"/>
      </style:header-style>
      <style:footer-style>
        <style:header-footer-properties draw:fill="none" draw:fill-color="#729fcf" style:dynamic-spacing="false" fo:background-color="transparent" fo:margin-left="0cm" fo:margin-right="0cm" fo:margin-top="0.499cm" fo:min-height="0.6cm"/>
      </style:footer-style>
    </style:page-layout>
    <style:style style:family="drawing-page" style:name="Mdp1">
      <style:drawing-page-properties draw:background-size="full" draw:fill="none" draw:fill-color="#729fcf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draw:style-name="Mdp1"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>
            <table:table-cell office:value-type="string" table:style-name="Tabla3.A1">
              <text:p text:style-name="MP1"><text:file-name text:display="name-and-extension">template.odt</text:file-name></text:p>
            </table:table-cell>
            <table:table-cell office:value-type="string" table:style-name="Tabla3.A1">
              <text:p text:style-name="MP2"><text:span text:style-name="MT1">Versión: </text:span><text:modification-date style:data-style-name="N36">09/05/2025</text:modification-date></text:p>
            </table:table-cell>
          </table:table-row>
        </table:table>
        <text:p text:style-name="MP3"/>
      </style:header>
      <style:header-first>
        <text:p text:style-name="MP4"><draw:frame draw:name="Imagen3" draw:style-name="Mfr1" draw:z-index="0" svg:height="1.746cm" svg:width="9.534cm" svg:x="-1.632cm" svg:y="-1.889cm" text:anchor-type="char"><draw:image xlink:actuate="onLoad" xlink:href="Pictures/1000000100000439000000C690B8F04D.png" xlink:show="embed" xlink:type="simple" draw:mime-type="image/png"/></draw:frame>Área de Informática y Nuevas Tecnologías</text:p>
        <text:p text:style-name="MP5"/>
        <text:p text:style-name="MP3"/>
        <text:p text:style-name="MP3"/>
        <text:p text:style-name="MP6"><text:tab/>Área de Informática y Nuevas Tecnologías</text:p>
      </style:header-first>
      <style:footer>
        <text:p text:style-name="MP7"><text:page-number text:select-page="current">0</text:page-number>/<text:page-count>1</text:page-count></text:p>
      </style:footer>
      <style:footer-first>
        <text:p text:style-name="MP8"><text:page-number text:select-page="current">1</text:page-number>/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5-09T12:26:35Z</meta:creation-date>
    <dc:date>2025-05-09T12:26:35Z</dc:date>
    <meta:user-defined meta:name="date" meta:value-type="string"/>
    <meta:user-defined meta:name="revisions" meta:value-type="string"/>
    <meta:user-defined meta:name="sample" meta:value-type="string">Hola qué tal</meta:user-defined>
    <meta:user-defined meta:name="subtitle" meta:value-type="string"/>
  </office:meta>
</office:document-meta>
</file>